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FOPBridgeContext.AbstractFOPBridgeContext( UserAgent userAgent , FontInfo fontInfo , ImageManager imageManager , ImageSessionContext imageSessionContext , AffineTransform linkTrans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FOPBridgeContext.AbstractFOPBridgeContext( UserAgent userAgent , DocumentLoader loader , FontInfo fontInfo , ImageManager imageManager , ImageSessionContext imageSessionContext , AffineTransform linkTrans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FOPBridgeContext.putElementBridgeConditional( String className , String testF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FOPBridgeContext.AbstractFOPBridgeContext( UserAgent userAgent , FontInfo fontInfo , ImageManager imageManager , ImageSessionContext imageSess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OPBridgeContext.getImageSess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OPBridgeContext.getImag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